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409a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7d1d1" fo:border="0.74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4.74mm" svg:height="115.16mm" svg:x="133.44mm" svg:y="17.26mm">
            <draw:object draw:notify-on-update-of-ranges="Sheet1.A3:Sheet1.A32 Sheet1.D3:Sheet1.D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Nº Ejecucion</text:p>
          </table:table-cell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GFLO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1" calcext:value-type="float">
            <text:p>1E-07</text:p>
          </table:table-cell>
          <table:table-cell table:formula="of:=(2*[.B3])/([.C3]*10^9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*2" office:value-type="float" office:value="4" calcext:value-type="float">
            <text:p>4</text:p>
          </table:table-cell>
          <table:table-cell office:value-type="float" office:value="0.0000001" calcext:value-type="float">
            <text:p>1E-07</text:p>
          </table:table-cell>
          <table:table-cell table:formula="of:=(2*[.B4])/([.C4]*10^9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*2" office:value-type="float" office:value="8" calcext:value-type="float">
            <text:p>8</text:p>
          </table:table-cell>
          <table:table-cell office:value-type="float" office:value="0.0000001" calcext:value-type="float">
            <text:p>1E-07</text:p>
          </table:table-cell>
          <table:table-cell table:formula="of:=(2*[.B5])/([.C5]*10^9)"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*2" office:value-type="float" office:value="16" calcext:value-type="float">
            <text:p>16</text:p>
          </table:table-cell>
          <table:table-cell office:value-type="float" office:value="0.0000001" calcext:value-type="float">
            <text:p>1E-07</text:p>
          </table:table-cell>
          <table:table-cell table:formula="of:=(2*[.B6])/([.C6]*10^9)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6]*2" office:value-type="float" office:value="32" calcext:value-type="float">
            <text:p>32</text:p>
          </table:table-cell>
          <table:table-cell office:value-type="float" office:value="0.000001" calcext:value-type="float">
            <text:p>1E-06</text:p>
          </table:table-cell>
          <table:table-cell table:formula="of:=(2*[.B7])/([.C7]*10^9)"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7]*2" office:value-type="float" office:value="64" calcext:value-type="float">
            <text:p>64</text:p>
          </table:table-cell>
          <table:table-cell office:value-type="float" office:value="0.000001" calcext:value-type="float">
            <text:p>1E-06</text:p>
          </table:table-cell>
          <table:table-cell table:formula="of:=(2*[.B8])/([.C8]*10^9)" office:value-type="float" office:value="0.128" calcext:value-type="float">
            <text:p>0.1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8]*2" office:value-type="float" office:value="128" calcext:value-type="float">
            <text:p>128</text:p>
          </table:table-cell>
          <table:table-cell office:value-type="float" office:value="0.000001" calcext:value-type="float">
            <text:p>1E-06</text:p>
          </table:table-cell>
          <table:table-cell table:formula="of:=(2*[.B9])/([.C9]*10^9)"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9]*2" office:value-type="float" office:value="256" calcext:value-type="float">
            <text:p>256</text:p>
          </table:table-cell>
          <table:table-cell office:value-type="float" office:value="0.000001" calcext:value-type="float">
            <text:p>1E-06</text:p>
          </table:table-cell>
          <table:table-cell table:formula="of:=(2*[.B10])/([.C10]*10^9)" office:value-type="float" office:value="0.512" calcext:value-type="float">
            <text:p>0.5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0]*2" office:value-type="float" office:value="512" calcext:value-type="float">
            <text:p>512</text:p>
          </table:table-cell>
          <table:table-cell office:value-type="float" office:value="0.000002" calcext:value-type="float">
            <text:p>2E-06</text:p>
          </table:table-cell>
          <table:table-cell table:formula="of:=(2*[.B11])/([.C11]*10^9)" office:value-type="float" office:value="0.512" calcext:value-type="float">
            <text:p>0.5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1]*2" office:value-type="float" office:value="1024" calcext:value-type="float">
            <text:p>1024</text:p>
          </table:table-cell>
          <table:table-cell office:value-type="float" office:value="0.000002" calcext:value-type="float">
            <text:p>2E-06</text:p>
          </table:table-cell>
          <table:table-cell table:formula="of:=(2*[.B12])/([.C12]*10^9)" office:value-type="float" office:value="1.024" calcext:value-type="float">
            <text:p>1.0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2]*2" office:value-type="float" office:value="2048" calcext:value-type="float">
            <text:p>2048</text:p>
          </table:table-cell>
          <table:table-cell office:value-type="float" office:value="0.000004" calcext:value-type="float">
            <text:p>4E-06</text:p>
          </table:table-cell>
          <table:table-cell table:formula="of:=(2*[.B13])/([.C13]*10^9)" office:value-type="float" office:value="1.024" calcext:value-type="float">
            <text:p>1.0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3]*2" office:value-type="float" office:value="4096" calcext:value-type="float">
            <text:p>4096</text:p>
          </table:table-cell>
          <table:table-cell office:value-type="float" office:value="0.000007" calcext:value-type="float">
            <text:p>7E-06</text:p>
          </table:table-cell>
          <table:table-cell table:formula="of:=(2*[.B14])/([.C14]*10^9)" office:value-type="float" office:value="1.17028571428571" calcext:value-type="float">
            <text:p>1.170285714285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4]*2" office:value-type="float" office:value="8192" calcext:value-type="float">
            <text:p>8192</text:p>
          </table:table-cell>
          <table:table-cell office:value-type="float" office:value="0.000013" calcext:value-type="float">
            <text:p>1.3E-05</text:p>
          </table:table-cell>
          <table:table-cell table:formula="of:=(2*[.B15])/([.C15]*10^9)" office:value-type="float" office:value="1.26030769230769" calcext:value-type="float">
            <text:p>1.26030769230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5]*2" office:value-type="float" office:value="16384" calcext:value-type="float">
            <text:p>16384</text:p>
          </table:table-cell>
          <table:table-cell office:value-type="float" office:value="0.000023" calcext:value-type="float">
            <text:p>2.3E-05</text:p>
          </table:table-cell>
          <table:table-cell table:formula="of:=(2*[.B16])/([.C16]*10^9)" office:value-type="float" office:value="1.42469565217391" calcext:value-type="float">
            <text:p>1.424695652173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6]*2" office:value-type="float" office:value="32768" calcext:value-type="float">
            <text:p>32768</text:p>
          </table:table-cell>
          <table:table-cell office:value-type="float" office:value="0.000052" calcext:value-type="float">
            <text:p>5.2E-05</text:p>
          </table:table-cell>
          <table:table-cell table:formula="of:=(2*[.B17])/([.C17]*10^9)" office:value-type="float" office:value="1.26030769230769" calcext:value-type="float">
            <text:p>1.260307692307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7]*2" office:value-type="float" office:value="65536" calcext:value-type="float">
            <text:p>65536</text:p>
          </table:table-cell>
          <table:table-cell office:value-type="float" office:value="0.000097" calcext:value-type="float">
            <text:p>9.7E-05</text:p>
          </table:table-cell>
          <table:table-cell table:formula="of:=(2*[.B18])/([.C18]*10^9)" office:value-type="float" office:value="1.35125773195876" calcext:value-type="float">
            <text:p>1.351257731958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8]*2" office:value-type="float" office:value="131072" calcext:value-type="float">
            <text:p>131072</text:p>
          </table:table-cell>
          <table:table-cell office:value-type="float" office:value="0.000195" calcext:value-type="float">
            <text:p>0.000195</text:p>
          </table:table-cell>
          <table:table-cell table:formula="of:=(2*[.B19])/([.C19]*10^9)" office:value-type="float" office:value="1.34432820512821" calcext:value-type="float">
            <text:p>1.344328205128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9]*2" office:value-type="float" office:value="262144" calcext:value-type="float">
            <text:p>262144</text:p>
          </table:table-cell>
          <table:table-cell office:value-type="float" office:value="0.000406" calcext:value-type="float">
            <text:p>0.000406</text:p>
          </table:table-cell>
          <table:table-cell table:formula="of:=(2*[.B20])/([.C20]*10^9)" office:value-type="float" office:value="1.29134975369458" calcext:value-type="float">
            <text:p>1.291349753694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0]*2" office:value-type="float" office:value="524288" calcext:value-type="float">
            <text:p>524288</text:p>
          </table:table-cell>
          <table:table-cell office:value-type="float" office:value="0.000733" calcext:value-type="float">
            <text:p>0.000733</text:p>
          </table:table-cell>
          <table:table-cell table:formula="of:=(2*[.B21])/([.C21]*10^9)" office:value-type="float" office:value="1.43052660300136" calcext:value-type="float">
            <text:p>1.430526603001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1]*2" office:value-type="float" office:value="1048576" calcext:value-type="float">
            <text:p>1048576</text:p>
          </table:table-cell>
          <table:table-cell office:value-type="float" office:value="0.001394" calcext:value-type="float">
            <text:p>0.001394</text:p>
          </table:table-cell>
          <table:table-cell table:formula="of:=(2*[.B22])/([.C22]*10^9)" office:value-type="float" office:value="1.50441319942611" calcext:value-type="float">
            <text:p>1.504413199426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2]*2" office:value-type="float" office:value="2097152" calcext:value-type="float">
            <text:p>2097152</text:p>
          </table:table-cell>
          <table:table-cell office:value-type="float" office:value="0.003628" calcext:value-type="float">
            <text:p>0.003628</text:p>
          </table:table-cell>
          <table:table-cell table:formula="of:=(2*[.B23])/([.C23]*10^9)" office:value-type="float" office:value="1.15609261300992" calcext:value-type="float">
            <text:p>1.156092613009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3]*2" office:value-type="float" office:value="4194304" calcext:value-type="float">
            <text:p>4194304</text:p>
          </table:table-cell>
          <table:table-cell office:value-type="float" office:value="0.005402" calcext:value-type="float">
            <text:p>0.005402</text:p>
          </table:table-cell>
          <table:table-cell table:formula="of:=(2*[.B24])/([.C24]*10^9)" office:value-type="float" office:value="1.55287078859682" calcext:value-type="float">
            <text:p>1.552870788596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4]*2" office:value-type="float" office:value="8388608" calcext:value-type="float">
            <text:p>8388608</text:p>
          </table:table-cell>
          <table:table-cell office:value-type="float" office:value="0.01393" calcext:value-type="float">
            <text:p>0.01393</text:p>
          </table:table-cell>
          <table:table-cell table:formula="of:=(2*[.B25])/([.C25]*10^9)" office:value-type="float" office:value="1.20439454414932" calcext:value-type="float">
            <text:p>1.204394544149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5]*2" office:value-type="float" office:value="16777216" calcext:value-type="float">
            <text:p>16777216</text:p>
          </table:table-cell>
          <table:table-cell office:value-type="float" office:value="0.019198" calcext:value-type="float">
            <text:p>0.019198</text:p>
          </table:table-cell>
          <table:table-cell table:formula="of:=(2*[.B26])/([.C26]*10^9)" office:value-type="float" office:value="1.74780873007605" calcext:value-type="float">
            <text:p>1.747808730076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6]*2" office:value-type="float" office:value="33554432" calcext:value-type="float">
            <text:p>33554432</text:p>
          </table:table-cell>
          <table:table-cell office:value-type="float" office:value="0.038644" calcext:value-type="float">
            <text:p>0.038644</text:p>
          </table:table-cell>
          <table:table-cell table:formula="of:=(2*[.B27])/([.C27]*10^9)" office:value-type="float" office:value="1.73659207121416" calcext:value-type="float">
            <text:p>1.736592071214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7]*2" office:value-type="float" office:value="67108864" calcext:value-type="float">
            <text:p>67108864</text:p>
          </table:table-cell>
          <table:table-cell office:value-type="float" office:value="0.077633" calcext:value-type="float">
            <text:p>0.077633</text:p>
          </table:table-cell>
          <table:table-cell table:formula="of:=(2*[.B28])/([.C28]*10^9)" office:value-type="float" office:value="1.72887467958214" calcext:value-type="float">
            <text:p>1.728874679582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8]*2" office:value-type="float" office:value="134217728" calcext:value-type="float">
            <text:p>134217728</text:p>
          </table:table-cell>
          <table:table-cell office:value-type="float" office:value="0.161242" calcext:value-type="float">
            <text:p>0.161242</text:p>
          </table:table-cell>
          <table:table-cell table:formula="of:=(2*[.B29])/([.C29]*10^9)" office:value-type="float" office:value="1.66479860086082" calcext:value-type="float">
            <text:p>1.664798600860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9]*2" office:value-type="float" office:value="268435456" calcext:value-type="float">
            <text:p>268435456</text:p>
          </table:table-cell>
          <table:table-cell office:value-type="float" office:value="0.324136" calcext:value-type="float">
            <text:p>0.324136</text:p>
          </table:table-cell>
          <table:table-cell table:formula="of:=(2*[.B30])/([.C30]*10^9)" office:value-type="float" office:value="1.65631374484784" calcext:value-type="float">
            <text:p>1.656313744847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30]*2" office:value-type="float" office:value="536870912" calcext:value-type="float">
            <text:p>536870912</text:p>
          </table:table-cell>
          <table:table-cell office:value-type="float" office:value="0.656426" calcext:value-type="float">
            <text:p>0.656426</text:p>
          </table:table-cell>
          <table:table-cell table:formula="of:=(2*[.B31])/([.C31]*10^9)" office:value-type="float" office:value="1.63573932781456" calcext:value-type="float">
            <text:p>1.635739327814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1]*2" office:value-type="float" office:value="1073741824" calcext:value-type="float">
            <text:p>1073741824</text:p>
          </table:table-cell>
          <table:table-cell office:value-type="float" office:value="1.392773" calcext:value-type="float">
            <text:p>1.392773</text:p>
          </table:table-cell>
          <table:table-cell table:formula="of:=(2*[.B32])/([.C32]*10^9)" office:value-type="float" office:value="1.54187627703868" calcext:value-type="float">
            <text:p>1.541876277038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18:58:16.063116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22:05:00.007606486</meta:creation-date>
    <dc:date>2020-05-31T18:58:59.314601225</dc:date>
    <meta:editing-duration>PT1H32M34S</meta:editing-duration>
    <meta:editing-cycles>6</meta:editing-cycles>
    <meta:generator>LibreOffice/6.0.7.3$Linux_X86_64 LibreOffice_project/00m0$Build-3</meta:generator>
    <meta:document-statistic meta:table-count="1" meta:cell-count="1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75cm" svg:height="11.517cm" xlink:href=".." xlink:type="simple" chart:class="chart:scatter" chart:style-name="ch1">
        <chart:title svg:x="8.553cm" svg:y="0.366cm" chart:style-name="ch2">
          <text:p>GPLOPS Daxpy</text:p>
        </chart:title>
        <chart:legend chart:legend-position="end" svg:x="17.729cm" svg:y="5.459cm" style:legend-expansion="high" chart:style-name="ch3"/>
        <chart:plot-area chart:style-name="ch4" table:cell-range-address="Sheet1.A3:Sheet1.A32 Sheet1.D3:Sheet1.D32" chart:data-source-has-labels="row" svg:x="1.47cm" svg:y="0.966cm" svg:width="16.053cm" svg:height="9.338cm">
          <chartooo:coordinate-region svg:x="2.197cm" svg:y="1.165cm" svg:width="15.139cm" svg:height="8.492cm"/>
          <chart:axis chart:dimension="x" chart:name="primary-x" chart:style-name="ch5">
            <chart:title svg:x="8.248cm" svg:y="10.534cm" chart:style-name="ch6">
              <text:p>TAMAÑO(log_2)</text:p>
            </chart:title>
          </chart:axis>
          <chart:axis chart:dimension="y" chart:name="primary-y" chart:style-name="ch5">
            <chart:title svg:x="0.501cm" svg:y="6.34cm" chart:style-name="ch7">
              <text:p>MFLOPS</text:p>
            </chart:title>
            <chart:grid chart:style-name="ch8" chart:class="major"/>
          </chart:axis>
          <chart:series chart:style-name="ch9" chart:values-cell-range-address="Sheet1.D3:Sheet1.D32" loext:label-string="mflops_s" chart:class="chart:scatter">
            <chart:domain table:cell-range-address="Sheet1.A3:Sheet1.A32"/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flops_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32</svg:desc>
                </draw:g>
              </table:table-cell>
              <table:table-cell office:value-type="float" office:value="0.04">
                <text:p>0.04</text:p>
                <draw:g>
                  <svg:desc>Sheet1.D3:Sheet1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17028571428571">
                <text:p>1.17028571428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26030769230769">
                <text:p>1.260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42469565217391">
                <text:p>1.42469565217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26030769230769">
                <text:p>1.26030769230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35125773195876">
                <text:p>1.351257731958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34432820512821">
                <text:p>1.344328205128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29134975369458">
                <text:p>1.291349753694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43052660300136">
                <text:p>1.43052660300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50441319942611">
                <text:p>1.504413199426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15609261300992">
                <text:p>1.156092613009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55287078859682">
                <text:p>1.552870788596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20439454414932">
                <text:p>1.204394544149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74780873007605">
                <text:p>1.747808730076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73659207121416">
                <text:p>1.736592071214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72887467958214">
                <text:p>1.728874679582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66479860086082">
                <text:p>1.664798600860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65631374484784">
                <text:p>1.656313744847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63573932781456">
                <text:p>1.635739327814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54187627703868">
                <text:p>1.541876277038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